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fo:font-style="italic" style:font-style-asian="italic" fo:color="#92D050" fo:font-size="26pt" style:font-size-asian="26pt" style:font-size-complex="26pt" style:text-underline-type="single" style:text-underline-style="solid" style:text-underline-width="auto" style:text-underline-mode="continuous"/>
    </style:style>
    <style:style style:name="P2" style:parent-style-name="Standard" style:family="paragraph">
      <style:paragraph-properties fo:text-align="center"/>
    </style:style>
    <style:style style:name="T3" style:parent-style-name="Absatz-Standardschriftart" style:family="text">
      <style:text-properties fo:color="#FFC000" fo:font-size="20pt" style:font-size-asian="20pt" style:font-size-complex="20pt"/>
    </style:style>
    <style:style style:name="T4" style:parent-style-name="Absatz-Standardschriftart" style:family="text">
      <style:text-properties fo:color="#FF0000" fo:font-size="20pt" style:font-size-asian="20pt" style:font-size-complex="20pt"/>
    </style:style>
    <style:style style:name="T5" style:parent-style-name="Absatz-Standardschriftart" style:family="text">
      <style:text-properties fo:font-weight="bold" style:font-weight-asian="bold" fo:font-style="italic" style:font-style-asian="italic" fo:color="#C00000" fo:font-size="20pt" style:font-size-asian="20pt" style:font-size-complex="20pt" style:text-underline-type="single" style:text-underline-style="solid" style:text-underline-width="auto" style:text-underline-mode="continuous"/>
    </style:style>
    <style:style style:name="T6" style:parent-style-name="Absatz-Standardschriftart" style:family="text">
      <style:text-properties fo:color="#FFC000" fo:font-size="20pt" style:font-size-asian="20pt" style:font-size-complex="20pt"/>
    </style:style>
    <style:style style:name="T7" style:parent-style-name="Absatz-Standardschriftart" style:family="text">
      <style:text-properties fo:color="#FF0000" fo:font-size="20pt" style:font-size-asian="20pt" style:font-size-complex="20pt"/>
    </style:style>
    <style:style style:name="T8" style:parent-style-name="Absatz-Standardschriftart" style:family="text">
      <style:text-properties fo:font-weight="bold" style:font-weight-asian="bold" fo:font-style="italic" style:font-style-asian="italic" fo:color="#C00000" fo:font-size="20pt" style:font-size-asian="20pt" style:font-size-complex="20pt" style:text-underline-type="single" style:text-underline-style="solid" style:text-underline-width="auto" style:text-underline-mode="continuous"/>
    </style:style>
    <style:style style:name="T9" style:parent-style-name="Absatz-Standardschriftart" style:family="text">
      <style:text-properties fo:color="#FF0000" fo:font-size="20pt" style:font-size-asian="20pt" style:font-size-complex="20pt"/>
    </style:style>
    <style:style style:name="T10" style:parent-style-name="Absatz-Standardschriftart" style:family="text">
      <style:text-properties fo:color="#FFC000" fo:font-size="20pt" style:font-size-asian="20pt" style:font-size-complex="20pt"/>
    </style:style>
    <style:style style:name="T11" style:parent-style-name="Absatz-Standardschriftart" style:family="text">
      <style:text-properties fo:font-weight="bold" style:font-weight-asian="bold" fo:font-style="italic" style:font-style-asian="italic" fo:color="#C00000" fo:font-size="20pt" style:font-size-asian="20pt" style:font-size-complex="20pt" style:text-underline-type="single" style:text-underline-style="solid" style:text-underline-width="auto" style:text-underline-mode="continuous"/>
    </style:style>
    <style:style style:name="P12" style:parent-style-name="Standard" style:family="paragraph">
      <style:text-properties fo:font-weight="bold" style:font-weight-asian="bold" fo:color="#7030A0" fo:font-size="15pt" style:font-size-asian="15pt" style:font-size-complex="15pt" style:text-underline-type="single" style:text-underline-style="solid" style:text-underline-width="auto" style:text-underline-mode="continuous"/>
    </style:style>
    <style:style style:name="P13" style:parent-style-name="Listenabsatz" style:list-style-name="LFO1" style:family="paragraph">
      <style:text-properties fo:font-size="13pt" style:font-size-asian="13pt" style:font-size-complex="13pt"/>
    </style:style>
    <style:style style:name="P14" style:parent-style-name="Listenabsatz" style:list-style-name="LFO1" style:family="paragraph">
      <style:text-properties fo:font-size="13pt" style:font-size-asian="13pt" style:font-size-complex="13pt"/>
    </style:style>
    <style:style style:name="P15" style:parent-style-name="Listenabsatz" style:list-style-name="LFO1" style:family="paragraph">
      <style:text-properties fo:font-size="13pt" style:font-size-asian="13pt" style:font-size-complex="13pt"/>
    </style:style>
    <style:style style:name="P16" style:parent-style-name="Listenabsatz" style:list-style-name="LFO1" style:family="paragraph">
      <style:text-properties fo:font-size="13pt" style:font-size-asian="13pt" style:font-size-complex="13pt"/>
    </style:style>
    <style:style style:name="P17" style:parent-style-name="Listenabsatz" style:list-style-name="LFO1" style:family="paragraph">
      <style:text-properties fo:font-size="13pt" style:font-size-asian="13pt" style:font-size-complex="13pt"/>
    </style:style>
    <style:style style:name="P18" style:parent-style-name="Listenabsatz" style:list-style-name="LFO1" style:family="paragraph">
      <style:text-properties fo:font-size="13pt" style:font-size-asian="13pt" style:font-size-complex="13pt"/>
    </style:style>
    <style:style style:name="P19" style:parent-style-name="Listenabsatz" style:list-style-name="LFO1" style:family="paragraph">
      <style:text-properties fo:font-size="13pt" style:font-size-asian="13pt" style:font-size-complex="13pt"/>
    </style:style>
    <style:style style:name="T20" style:parent-style-name="Absatz-Standardschriftart" style:family="text">
      <style:text-properties fo:font-weight="bold" style:font-weight-asian="bold" fo:font-style="italic" style:font-style-asian="italic" fo:color="#ED7D31" fo:font-size="15pt" style:font-size-asian="15pt" style:font-size-complex="15pt" style:text-underline-type="single" style:text-underline-style="solid" style:text-underline-width="auto" style:text-underline-mode="continuous"/>
    </style:style>
    <style:style style:name="T21" style:parent-style-name="Absatz-Standardschriftart" style:family="text">
      <style:text-properties fo:color="#ED7D31" fo:font-size="15pt" style:font-size-asian="15pt" style:font-size-complex="15pt"/>
    </style:style>
  </office:automatic-styles>
  <office:body>
    <office:text text:use-soft-page-breaks="true">
      <text:p text:style-name="P1">Kartoffelpizza</text:p>
      <text:p text:style-name="P2"><text:span text:style-name="T3">Vorsicht</text:span><text:span text:style-name="T4"><text:s/></text:span><text:span text:style-name="T5">einfach</text:span><text:span text:style-name="T6">,</text:span><text:span text:style-name="T7"><text:s/></text:span><text:span text:style-name="T8">gesund</text:span><text:span text:style-name="T9"><text:s/></text:span><text:span text:style-name="T10">und wenig<text:s/></text:span><text:span text:style-name="T11">Kalorien</text:span></text:p>
      <text:p text:style-name="Standard"/>
      <text:p text:style-name="P12">Zutaten:</text:p>
      <text:list text:style-name="LFO1" text:continue-numbering="true">
        <text:list-item>
          <text:p text:style-name="P13">Kartoffeln</text:p>
        </text:list-item>
        <text:list-item>
          <text:p text:style-name="P14">Salz</text:p>
        </text:list-item>
        <text:list-item>
          <text:p text:style-name="P15">Pfeffer</text:p>
        </text:list-item>
        <text:list-item>
          <text:p text:style-name="P16">Bisschen Olivenöl</text:p>
        </text:list-item>
        <text:list-item>
          <text:p text:style-name="P17">Tomatensauce</text:p>
        </text:list-item>
        <text:list-item>
          <text:p text:style-name="P18">Mozzarella<text:s/></text:p>
        </text:list-item>
        <text:list-item>
          <text:p text:style-name="P19">Pfefferoni</text:p>
        </text:list-item>
      </text:list>
      <text:p text:style-name="Standard"/>
      <text:p text:style-name="Standard">Nun geht’s los mit der<text:s/><text:span text:style-name="T20">Zubereitung</text:span><text:span text:style-name="T21">:</text:span></text:p>
      <text:p text:style-name="Standard">Im ersten Schritt<text:s/>wäschst<text:s/>du die Kartoffeln. Die<text:s/>ungeschälten Kartoffeln schneidest du dann so an, sodass die Kartoffel noch ganz ist, also nicht durchschneiden, sondern davor das Messer wegziehen. Als nächstes beschmierst du die Kartoffeln mit Olivenöl, würzt sie mit Salz und Pfeffer. Nun kommen die Kartoffeln bei 180<text:s/>Grad<text:s/>Celsius für eine Stunde in das Backrohr. Im nächsten Schritt steckst du Pfefferoni in die Zwischenräume der Kartoffel. Anschließend beschmierst du die Kartoffel mit Tomatensauce und packst noch ordentlich Mozzarella drauf. Im letzten Schritt gibst du das Blech noch einmal bei 180<text:s/>Grad<text:s/>Celsius für 10 Minuten, sodass der Käse schön schmilzt. Nur noch<text:s/>servieren<text:s/>und fertig!!!!</text:p>
      <text:p text:style-name="Standard"/>
      <text:p text:style-name="Standard">Schmeckt geil, viel Spaß beim<text:s/>selbst<text:s/>ausprobieren</text:p>
      <text:p text:style-name="Standard">: P</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Kopfzeile">Energie für Techniker</text:p>
        <text:p text:style-name="Kopfzeile">Fresh statt Trash</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stojic Stefan</meta:initial-creator>
    <dc:creator>sistocker</dc:creator>
    <meta:creation-date>2018-02-02T08:20:00Z</meta:creation-date>
    <dc:date>2019-11-19T18:14:00Z</dc:date>
    <meta:template xlink:href="Normal" xlink:type="simple"/>
    <meta:editing-cycles>3</meta:editing-cycles>
    <meta:editing-duration>PT0S</meta:editing-duration>
    <meta:document-statistic meta:page-count="1" meta:paragraph-count="1" meta:word-count="129" meta:character-count="942" meta:row-count="6" meta:non-whitespace-character-count="814"/>
  </office:meta>
</office:document-meta>
</file>